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1-title">
      <style:graphic-properties fo:min-height="5.908cm"/>
    </style:style>
    <style:style style:name="pr2" style:family="presentation" style:parent-style-name="Impress1-subtitle">
      <style:graphic-properties draw:fill-color="#ffffff" fo:min-height="9.52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625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title">
      <style:graphic-properties fo:min-height="4.078cm"/>
    </style:style>
    <style:style style:name="pr7" style:family="presentation" style:parent-style-name="Impress1-title">
      <style:graphic-properties draw:auto-grow-height="true" fo:min-height="2.63cm"/>
    </style:style>
    <style:style style:name="pr8" style:family="presentation" style:parent-style-name="Impress1-title">
      <style:graphic-properties fo:min-height="2.63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cm" fo:margin-bottom="0.498cm" fo:text-indent="0cm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fo:font-style="italic" fo:font-weight="bold" style:font-size-asian="18pt" style:font-size-complex="18pt"/>
    </style:style>
    <style:style style:name="T4" style:family="text">
      <style:text-properties fo:font-size="24pt" style:font-size-asian="18pt" style:font-size-complex="18pt"/>
    </style:style>
    <style:style style:name="T5" style:family="text">
      <style:text-properties fo:font-size="24pt" fo:font-style="normal" fo:font-weight="normal" style:font-size-asian="18pt" style:font-size-complex="18pt"/>
    </style:style>
    <style:style style:name="T6" style:family="text">
      <style:text-properties fo:font-size="24pt" fo:font-style="italic" fo:font-weight="bold" style:font-size-asian="18pt" style:font-size-complex="18pt"/>
    </style:style>
    <style:style style:name="T7" style:family="text">
      <style:text-properties fo:font-size="28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0">
        <office:forms form:automatic-focus="false" form:apply-design-mode="false"/>
        <draw:frame presentation:style-name="pr1" draw:layer="layout" svg:width="23.8cm" svg:height="5.908cm" svg:x="2.108cm" svg:y="0.762cm" presentation:class="title" presentation:user-transformed="true">
          <draw:text-box>
            <text:p>Create your Centos homelab in an hour.<text:line-break/></text:p>
          </draw:text-box>
        </draw:frame>
        <draw:frame presentation:style-name="pr2" draw:text-style-name="P1" draw:layer="layout" svg:width="23.8cm" svg:height="9.52cm" svg:x="2.2cm" svg:y="4.826cm" presentation:class="subtitle" presentation:user-transformed="true">
          <draw:text-box>
            <text:p><text:span text:style-name="T1">Slides available at </text:span></text:p>
            <text:p><text:span text:style-name="T1">github.com/murphnj/hourlab</text:span></text:p>
            <text:p><text:span text:style-name="T1"/></text:p>
            <text:p><text:span text:style-name="T1">Introductions will happen…</text:span></text:p>
            <text:p><text:span text:style-name="T1"><text:s/></text:span><text:span text:style-name="T1">while we install our first V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129cm" presentation:class="title" presentation:user-transformed="true">
          <draw:text-box>
            <text:p>What is required:<text:line-break/></text:p>
          </draw:text-box>
        </draw:frame>
        <draw:frame presentation:style-name="pr5" draw:text-style-name="P3" draw:layer="layout" svg:width="24cm" svg:height="9.135cm" svg:x="2cm" svg:y="4.5cm" presentation:class="outline" presentation:user-transformed="true">
          <draw:text-box>
            <text:list text:style-name="L2">
              <text:list-item>
                <text:p><text:span text:style-name="T2">A downloaded .iso file of the distro that you want to </text:span><text:span text:style-name="T2">run your lab on (RedHat, Centos, Scientific or a </text:span><text:span text:style-name="T2">related version)</text:span></text:p>
              </text:list-item>
              <text:list-item>
                <text:p><text:span text:style-name="T2">A host computer with virtualization software loaded.:</text:span></text:p>
              </text:list-item>
              <text:list-item>
                <text:p><text:span text:style-name="T2">My example will use Fedora for the host, and KVM for </text:span><text:span text:style-name="T2">the virtualization software. <text:s/></text:span></text:p>
              </text:list-item>
              <text:list-item>
                <text:p><text:span text:style-name="T2">Centos would work basically the same.</text:span></text:p>
              </text:list-item>
              <text:list-item>
                <text:p><text:span text:style-name="T2">Other computers such as Windows or Mac would be </text:span><text:span text:style-name="T2">OK, but you will have to change a few of the </text:span><text:span text:style-name="T2">implementation details to suit your platfor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4.078cm" svg:x="2cm" svg:y="-0.096cm" presentation:class="title" presentation:user-transformed="true">
          <draw:text-box>
            <text:p>First, we'll create our local repository VM.<text:line-break/>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2">
              <text:list-item>
                <text:p>Start virt-manager, and select a new VM.</text:p>
              </text:list-item>
              <text:list-item>
                <text:p>Select "Local install media" and Press "Forward"</text:p>
              </text:list-item>
              <text:list-item>
                <text:p>Select "Use ISO image" and browse. <text:s/></text:p>
              </text:list-item>
              <text:list-item>
                <text:p>At the "Choose local Storage Volume" select "Browse local" and navigate to the .iso for your distro.</text:p>
              </text:list-item>
              <text:list-item>
                <text:p>Select "Forward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placeholder="true">
          <draw:text-box/>
        </draw:frame>
        <draw:frame presentation:style-name="pr5" draw:layer="layout" svg:width="24cm" svg:height="9.135cm" svg:x="2cm" svg:y="4.5cm" presentation:class="outline">
          <draw:text-box>
            <text:list text:style-name="L2">
              <text:list-item>
                <text:p>Choose your memory and CPU options, 1G and 1 cpu is fine for the repo, less may even work. Select Forward</text:p>
              </text:list-item>
              <text:list-item>
                <text:p>For the Disk image, I'd recommend about 16G, so that you have room for the files. Select forward</text:p>
              </text:list-item>
              <text:list-item>
                <text:p>Then name your VM, something that will show you that it is the repo. Press finish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Now, install the repo OS</text:p>
          </draw:text-box>
        </draw:frame>
        <draw:frame presentation:style-name="pr5" draw:text-style-name="P4" draw:layer="layout" svg:width="24cm" svg:height="9.135cm" svg:x="2cm" svg:y="4.5cm" presentation:class="outline" presentation:user-transformed="true">
          <draw:text-box>
            <text:list text:style-name="L2">
              <text:list-item>
                <text:p>Select Install CentOS 7.</text:p>
              </text:list-item>
              <text:list-item>
                <text:p>Select your language and continue</text:p>
              </text:list-item>
              <text:list-item>
                <text:p>Select installation destination, allow the installer to do Automatic installation, and click done in the upper left hand corner.</text:p>
              </text:list-item>
              <text:list-item>
                <text:p>Under Software installation, select "infrastructure server" and be sure to select the "FTP server" checkbox, and click "done"</text:p>
              </text:list-item>
              <text:list-item>
                <text:p>"Network and host name" , make sure that ethernet is enabl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Continue installing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2">
              <text:list-item>
                <text:p text:style-name="P5">Click “Begin Installation”</text:p>
              </text:list-item>
              <text:list-item>
                <text:p text:style-name="P5">You have an opportunity to create accounts and passwords for root, and a user account, this is a good opportunity to do so.</text:p>
              </text:list-item>
              <text:list-item>
                <text:p text:style-name="P5">Now we wait (5 minutes or so.)</text:p>
              </text:list-item>
              <text:list-item>
                <text:p text:style-name="P5">When it is finished, select Reboot</text:p>
              </text:list-item>
              <text:list-item>
                <text:p text:style-name="P5">When it reboots, log in with the root account that you se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2.63cm" svg:x="2cm" svg:y="0.627cm" presentation:class="title" presentation:user-transformed="true">
          <draw:text-box>
            <text:p>Who is this?</text:p>
          </draw:text-box>
        </draw:frame>
        <draw:frame presentation:style-name="pr5" draw:layer="layout" svg:width="24cm" svg:height="9.135cm" svg:x="2cm" svg:y="4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ob Murphy</text:p>
                <text:list>
                  <text:list-item>
                    <text:p>Linux user since Slackware 3.6</text:p>
                  </text:list-item>
                  <text:list-item>
                    <text:p>Linux Sysadmin</text:p>
                  </text:list-item>
                  <text:list-item>
                    <text:p>Current RHCE student</text:p>
                  </text:list-item>
                  <text:list-item>
                    <text:p>Contact</text:p>
                    <text:list>
                      <text:list-item>
                        <text:p><text:a xlink:href="mailto:murph@member.fsf.org" xlink:type="simple">murph@member.fsf.org</text:a></text:p>
                      </text:list-item>
                      <text:list-item>
                        <text:p>Fediverse: <text:s/>@murph@fosstodon.org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What we’re doing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2">
              <text:list-item>
                <text:p>Create new repo server</text:p>
                <text:list>
                  <text:list-item>
                    <text:p>Start and enable FTP service</text:p>
                  </text:list-item>
                  <text:list-item>
                    <text:p>Open firewall port for ftp</text:p>
                  </text:list-item>
                  <text:list-item>
                    <text:p>Copy files from .iso file to server</text:p>
                  </text:list-item>
                  <text:list-item>
                    <text:p>Create repo file to tell OS to use ftp for getting updates and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2.63cm" svg:x="2cm" svg:y="0.627cm" presentation:class="title" presentation:user-transformed="true">
          <draw:text-box>
            <text:p>Setting up your ftp server</text:p>
          </draw:text-box>
        </draw:frame>
        <draw:frame presentation:style-name="pr5" draw:text-style-name="P3" draw:layer="layout" svg:width="24cm" svg:height="9.135cm" svg:x="2.1cm" svg:y="4.5cm" presentation:class="outline" presentation:user-transformed="true">
          <draw:text-box>
            <text:list text:style-name="L2">
              <text:list-item>
                <text:p><text:span text:style-name="T2">Start the ftp server : </text:span><text:span text:style-name="T2"><text:tab/></text:span><text:span text:style-name="T2"><text:tab/></text:span><text:span text:style-name="T2">systemctl start vsftpd</text:span></text:p>
              </text:list-item>
              <text:list-item>
                <text:p><text:span text:style-name="T2">Enable it for next time :</text:span><text:span text:style-name="T2"><text:tab/></text:span><text:span text:style-name="T2"><text:tab/></text:span><text:span text:style-name="T2">systemctl enable vsftpd</text:span></text:p>
              </text:list-item>
              <text:list-item>
                <text:p><text:span text:style-name="T2">Check it 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ystemctl status vsftpd</text:span></text:p>
              </text:list-item>
              <text:list-item>
                <text:p><text:span text:style-name="T2">Set firewall : <text:s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firewall-cmd --add-service=ftp --permanent</text:span></text:p>
              </text:list-item>
              <text:list-item>
                <text:p><text:span text:style-name="T2">Enable firewall changes :</text:span><text:span text:style-name="T2"><text:tab/></text:span><text:span text:style-name="T2">firewall-cmd <text:s/>--reload</text:span></text:p>
              </text:list-item>
              <text:list-item>
                <text:p><text:span text:style-name="T2">Get your IP address:</text:span><text:span text:style-name="T2"><text:tab/></text:span><text:span text:style-name="T2"><text:tab/></text:span><text:span text:style-name="T2"><text:tab/></text:span><text:span text:style-name="T2">ip a</text:span></text:p>
                <text:p><text:span text:style-name="T2">(We will need it in a few minute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Copy files for repo 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2">
              <text:list-item>
                <text:p>Go to "View-&gt;details" select ide cdrom1 - click connect - browse (just like the initial iso selection) click OK</text:p>
              </text:list-item>
              <text:list-item>
                <text:p>Go to "View-&gt;console" to go back to your VM.</text:p>
              </text:list-item>
              <text:list-item>
                <text:p>mkdir /root/temp ; mount <text:s/>/dev/cdrom /temp; </text:p>
              </text:list-item>
              <text:list-item>
                <text:p>rsync -avhP /temp/ /var/ftp/pub/</text:p>
              </text:list-item>
              <text:list-item>
                <text:p>We wait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placeholder="true">
          <draw:text-box/>
        </draw:frame>
        <draw:frame presentation:style-name="pr5" draw:layer="layout" svg:width="24cm" svg:height="9.135cm" svg:x="2cm" svg:y="4.5cm" presentation:class="outline">
          <draw:text-box>
            <text:list text:style-name="L2">
              <text:list-item>
                <text:p>Why set up a homelab like this?</text:p>
                <text:list>
                  <text:list-item>
                    <text:p>Allows easy setup and rebuilding.</text:p>
                    <text:p/>
                  </text:list-item>
                  <text:list-item>
                    <text:p>Stability in versions of OS</text:p>
                    <text:p/>
                  </text:list-item>
                  <text:list-item>
                    <text:p>No network needed for installing new packages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Create the local repo</text:p>
          </draw:text-box>
        </draw:frame>
        <draw:frame presentation:style-name="pr5" draw:layer="layout" svg:width="24.254cm" svg:height="9.707cm" svg:x="1.908cm" svg:y="4.2cm" presentation:class="outline" presentation:user-transformed="true">
          <draw:text-box>
            <text:list text:style-name="L2">
              <text:list-item>
                <text:p>cd /etc/yum.repos.d ; mv * ~</text:p>
              </text:list-item>
              <text:list-item>
                <text:p>&lt;edit&gt; network.repo</text:p>
              </text:list-item>
              <text:list-item>
                <text:p><text:span text:style-name="T3">[network]</text:span></text:p>
              </text:list-item>
              <text:list-item>
                <text:p><text:span text:style-name="T3">name=network</text:span></text:p>
              </text:list-item>
              <text:list-item>
                <text:p><text:span text:style-name="T3">baseurl=ftp://192.168.122.&lt;your </text:span><text:span text:style-name="T3">ip&gt;/pub</text:span></text:p>
              </text:list-item>
              <text:list-item>
                <text:p><text:span text:style-name="T3">gpgcheck=0</text:span></text:p>
              </text:list-item>
              <text:list-item>
                <text:p>save and quit</text:p>
              </text:list-item>
              <text:list-item>
                <text:p>Yum clean all ; yum install ftp ; ftp localh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2.63cm" svg:x="2cm" svg:y="0.627cm" presentation:class="title" presentation:user-transformed="true">
          <draw:text-box>
            <text:p>Repo done ; new VM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2">
              <text:list-item>
                <text:p><text:span text:style-name="T4">Go back to the Virtual machine manager:</text:span></text:p>
              </text:list-item>
              <text:list-item>
                <text:p><text:span text:style-name="T4">Select a new VM as before, but instead of local CD, </text:span><text:span text:style-name="T4">we are going to select a network install:</text:span></text:p>
              </text:list-item>
              <text:list-item>
                <text:p><text:span text:style-name="T4">For URL, we will type: <text:s text:c="2"/>ftp://192.168.122.&lt;repo&gt;/pub </text:span><text:span text:style-name="T4">(TOO SLOW)</text:span></text:p>
              </text:list-item>
              <text:list-item>
                <text:p><text:span text:style-name="T4">Memory, cpus, and disk to taste, forward, forward , </text:span><text:span text:style-name="T4">Name the VM, and Finish</text:span></text:p>
              </text:list-item>
              <text:list-item>
                <text:p><text:span text:style-name="T4">Time for questions. <text:s/>(Maybe VM set up already)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Make new VM use repo<text:tab/></text:p>
          </draw:text-box>
        </draw:frame>
        <draw:frame presentation:style-name="pr5" draw:layer="layout" svg:width="24cm" svg:height="11.792cm" svg:x="1.908cm" svg:y="3.257cm" presentation:class="outline" presentation:user-transformed="true">
          <draw:text-box>
            <text:list text:style-name="L2">
              <text:list-item>
                <text:p>We can copy the repo file from our server, to use here.</text:p>
              </text:list-item>
              <text:list-item>
                <text:p><text:span text:style-name="T5">scp <text:s/></text:span><text:span text:style-name="T5"><text:a xlink:href="mailto:root@192.168.122" xlink:type="simple">root@192.168.122</text:a></text:span><text:span text:style-name="T5">.&lt;repo </text:span><text:span text:style-name="T5">ip&gt;:/etc/yum.repos.d/network.repo /etc/yum.repos.d/</text:span></text:p>
              </text:list-item>
              <text:list-item>
                <text:p><text:span text:style-name="T6">or, recreate it as follows:</text:span></text:p>
              </text:list-item>
              <text:list-item>
                <text:p><text:span text:style-name="T6">[network]</text:span></text:p>
              </text:list-item>
              <text:list-item>
                <text:p><text:span text:style-name="T6">name=network</text:span></text:p>
              </text:list-item>
              <text:list-item>
                <text:p><text:span text:style-name="T6">baseurl=ftp://192.168.122.&lt;repo ip&gt;/pub</text:span></text:p>
              </text:list-item>
              <text:list-item>
                <text:p><text:span text:style-name="T6">Gpgcheck=0</text:span></text:p>
              </text:list-item>
              <text:list-item>
                <text:p><text:span text:style-name="T7">yum clean all ; yum install screen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Success!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2">
              <text:list-item>
                <text:p>We now have a complete, self contained Linux network, with local repositories, so that we can install software without a network connection.</text:p>
              </text:list-item>
              <text:list-item>
                <text:p>All new VMs will now get new software from our local repo, not the repositories on the internet, so all versions will stay in syn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Questions<text:tab/><text:tab/>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2">
              <text:list-item>
                <text:p>Slides available at github.com/murphnj/hourlab</text:p>
              </text:list-item>
              <text:list-item>
                <text:p>Contact me at: <text:s/></text:p>
              </text:list-item>
              <text:list-item>
                <text:p><text:a xlink:href="mailto:murph@member.fsf.org" xlink:type="simple">murph@member.fsf.org</text:a><text:s/>&lt;email&gt;</text:p>
              </text:list-item>
              <text:list-item>
                <text:p>@murph@fosstodon.org &lt;fediverse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4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5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5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2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2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2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9T20:39:01.947766041</meta:creation-date>
    <meta:editing-duration>PT5H49M10S</meta:editing-duration>
    <meta:editing-cycles>18</meta:editing-cycles>
    <meta:generator>LibreOffice/6.2.3.2$Linux_X86_64 LibreOffice_project/20$Build-2</meta:generator>
    <dc:title>Impress</dc:title>
    <dc:date>2019-05-27T21:16:12.067670079</dc:date>
    <meta:document-statistic meta:object-count="98"/>
  </office:meta>
</office:document-meta>
</file>